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5">
      <style:text-properties fo:font-weight="normal" style:font-weight-asian="normal" style:font-weight-complex="normal"/>
    </style:style>
    <style:style style:name="P10" style:family="paragraph" style:parent-style-name="Standard" style:list-style-name="L6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2</text:p>
      <text:p text:style-name="P1"/>
      <text:p text:style-name="P2">Backlog :</text:p>
      <text:list xml:id="list31357599" text:style-name="L1">
        <text:list-header>
          <text:p text:style-name="P5"/>
        </text:list-header>
        <text:list-item>
          <text:p text:style-name="P5">mise en place de la structure de données </text:p>
          <text:list>
            <text:list-item>
              <text:list>
                <text:list-item>
                  <text:list>
                    <text:list-item>
                      <text:p text:style-name="P5">écriture des tests pour la structure de données</text:p>
                    </text:list-item>
                    <text:list-item>
                      <text:p text:style-name="P5">création du mappage du réseau</text:p>
                    </text:list-item>
                  </text:list>
                </text:list-item>
              </text:list>
              <text:p text:style-name="P5"/>
            </text:list-item>
          </text:list>
        </text:list-item>
      </text:list>
      <text:list xml:id="list31333833" text:style-name="L2">
        <text:list-item>
          <text:p text:style-name="P6">mise en place des tests destinés aux fonctionnalités</text:p>
        </text:list-item>
        <text:list-item>
          <text:p text:style-name="P6">rédaction de la documentation pour le Sprint 2</text:p>
          <text:p text:style-name="P6"/>
        </text:list-item>
      </text:list>
      <text:list xml:id="list31343083" text:style-name="L3">
        <text:list-header>
          <text:p text:style-name="P7"/>
        </text:list-header>
      </text:list>
      <text:p text:style-name="P3">Estimations + affectations :</text:p>
      <text:p text:style-name="P3"/>
      <text:list xml:id="list31333594" text:style-name="L4">
        <text:list-item>
          <text:p text:style-name="P8">mise en place de la structure de données</text:p>
          <text:list>
            <text:list-item>
              <text:p text:style-name="P8">mise en place des tests pour la structure de données (Jérémy Geoffroy &amp; Anthony Da Silva) : 1h30</text:p>
            </text:list-item>
            <text:list-item>
              <text:p text:style-name="P8">création du mappage du réseau : (Jérémy Geoffroy &amp; Anthony Da Silva) : 2h</text:p>
            </text:list-item>
          </text:list>
        </text:list-item>
      </text:list>
      <text:p text:style-name="P4"/>
      <text:list xml:id="list31335808" text:style-name="L5">
        <text:list-item>
          <text:p text:style-name="P9">mise en place des tests destinés au fonctionnalités du Sprint 3 (Cyrielle Bazart &amp; Romain Dartois) : 2h</text:p>
        </text:list-item>
      </text:list>
      <text:p text:style-name="P4"/>
      <text:list xml:id="list31338733" text:style-name="L6">
        <text:list-item>
          <text:p text:style-name="P10">rédaction de la documentation pour le Sprint 2 (Cyrielle Bazart &amp; Romain Dartois) : 30 minutes</text:p>
          <text:p text:style-name="P10"/>
        </text:list-item>
      </text:list>
      <text:p text:style-name="P4"/>
      <text:p text:style-name="P3">Burndown chart 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16:04:55.93</meta:creation-date>
    <dc:date>2012-05-02T11:41:03.07</dc:date>
    <meta:editing-duration>PT1H8M31S</meta:editing-duration>
    <meta:editing-cycles>6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4" meta:word-count="132" meta:character-count="692" meta:non-whitespace-character-count="583"/>
  </office:meta>
</office:document-meta>
</file>